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Standard" style:list-style-name="L2">
      <style:paragraph-properties fo:margin-top="0in" fo:margin-bottom="0.1965in"/>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Companies and non-profit foundations seek to accomplish different goals through the enforcement of trademarks. You are a successful FOSS project. How have you structured your trademarks policy? Why is it structured this way? What are the motivations?</text:span><text:line-break/><text:line-break/>Intro – Vice President of <text:s/>Brand Management, as well as in fifth term as director. Volunteer.<text:line-break/></text:p>
      <text:p text:style-name="P1">I'd like to give a <text:span text:style-name="T1">quick overview of our structure:</text:span> The Apache Software Foundation is a 501C3 who serves the public good by providing permissively licensed software free of charge. <text:s/>Now the <text:span text:style-name="T1">foundation itself doesn't do the work</text:span> – we <text:s/>provide the organizational structure to help like-minded communities build our 200+ Apache software projects.<text:line-break/><text:line-break/>The ASF does this by providing both a <text:span text:style-name="T1">legal shield</text:span> for our contributors, strong <text:span text:style-name="T1">IP provenance</text:span> policies, and just enough policies and rules that have been shown to help maintain consistent project communities for the longer period. Along with hosting and infrastructure services, we provide basic press, trademark, and legal services to all Apache projects. <text:s/>We also have a common brand – the Apache name – that all projects share. <text:s/>This stands for independently governed projects that build permissively licensed software.<text:line-break/></text:p>
      <text:p text:style-name="P1">To keep the legal side of our operations going, we <text:span text:style-name="T1">provide oversight</text:span>. <text:s/>Projects have to provide quarterly reports to the board, and the board can and does work directly with projects to provide oversight and mentoring,</text:p>
      <text:p text:style-name="P1">The hardest thing to explain about the ASF is that we don't have a corporate strategy. <text:s/>We have an explicitly minimalist set of rules – The Apache Way – that all projects must follow. <text:s/>But otherwise, each volunteer project community sets their own direction, provides their own governance, and defines and polices their own project brand. <text:s/></text:p>
      <text:p text:style-name="P1">Now about our trademark policy. <text:s/></text:p>
      <text:p text:style-name="P1">Our mission <text:span text:style-name="T1">is the public good</text:span>, and we truly want everyone to use our software freely. So allowing broad re-use of our project brands, even in ways that a lawyer might find infringing, is actually a benefit to us, as it tends to bring in new contributors to our projects. So our default policy allows fairly broad re-use of our project brands, even in many cases without seeking permission. <text:s/><text:line-break/><text:line-break/>The purpose of our trademark use policies is twofold:<text:line-break/><text:line-break/>- First, The real purpose Ensuring our <text:span text:style-name="T1">ability to continue using our mark</text:span>. We don't compete with other vendors, and we don't use our marks to push out competitors. But we do realize that if we don't show some defense of our marks that we will loose them - <text:s/>- so we do have a clear policy and show basic enforcement activities. <text:s/>We provide education and support for all of our projects, and are working on a registration process for our brands.<text:line-break/><text:line-break/>- Second, Getting our volunteer project communities the <text:span text:style-name="T1">credit they deserve</text:span>. Our true business reason for having a policy and enforcing it is so that even when other companies use our project brands within their products, that end users have a chance to understand that the Apache project is independent, and that the user might want to come find or contribute to our project later on.</text:p>
      <text:p text:style-name="P1">For a key example: we allow third parties to have a software product called Yoyodyne Accelerator, Powered By Apache Cloudstack, <text:span text:style-name="T1">without</text:span> permission. <text:s/>Many software vendors want to capitalize on the good Apache name, and we're happy to have them include our brand as part of their brand.</text:p>
      <text:p text:style-name="P1"><text:s/>Using this Powered By form means that users of Yoyodyne's Accelerator software will also learn about how Apache Cloudstack powers their project.</text:p>
      <text:p text:style-name="P1">An important point is <text:span text:style-name="T1">how our policies are written</text:span>. <text:s/>They <text:s/>seek to minimize third party interactions. Many parts of the policy allow <text:span text:style-name="T1">specific pre-approved forms</text:span> of use without seeking permission. This is because we rely on our volunteer governance of mostly technical project members, which is expensive in terms of time, and uneven in terms of education and expertise. <text:s/>So our written and published policies tend to appear fairly strict, even if our actual enforcement activities may not be as thorough.</text:p>
      <text:p text:style-name="P1">The big message is: <text:span text:style-name="T1">we maintain our brands to try to draw in new contributors </text:span>to our projects in the future. We're happy if you add our software brand to your own software brand, as long as users can then discover our freely availble projects, and users might choose to contribute to our project in the future.<text:line-break/><text:line-break/><text:line-break/>I will add <text:span text:style-name="T1">one note about the Apache license</text:span> - while the Apache license is purposefully permissive - allowing virtually any use without giveback - we explicitly exclude our trademarks from the license. I think the addition of a trademark clause to licenses would be an important step to clarifying the relationship between open source projects and their consumers, especially corporate consumers. While to a lawyer the copyright parts of the license might be clear- and would clearly not cover trademarks, <text:span text:style-name="T1">because copyrights are not trademarks</text:span> - the permissive "do what you want with this" essence of licenses is often assumed by companies to include the open source project's marks.</text:p>
      <text:p text:style-name="P1"><text:line-break/><text:line-break/><text:span text:style-name="T2">Most FOSS projects neither have the resources nor the interest in expending their energies in trademark enforcement activities. Instead of discouraging anyone from using their mark, they are interested in wider usage and dissemination of the software program that they have developed. But they do not wish to lose their rights either owing to abandonment, naked licensing or genericide. How do you balance these conflicting interests?</text:span><text:line-break/><text:line-break/>This is difficult, both in terms of our actual policy and business decision process, as well as in implementation - especially considering our 200 different project communities all carry part of the Apache brand with them.<text:line-break/><text:line-break/>For one thing, we don't provide licenses for Apache software. The only place to get Apache software products is from the ASF, period. That said, we do allow the Powered by brand separator to be used by anyone. So Yoyodyne Accelerator is their brand, "Powered By" is a separator, and "Apache Cloudstack" is our brand. In the technical sphere most of our prodcuts are in, the separation between brands should be clear.<text:line-break/><text:line-break/>In terms of abandonment, the ASF overall provides oversight to ensure that our various projcts are maintaining their own brands – similarly, our Foundation infrastructure ensures that our software will always be available on our webiste.</text:p>
      <text:p text:style-name="P1"><text:s/>But in general, we will tend towards having a written policy that is stricter than we really need, and will most often have a laxer implementation of our policies than most groups would. This is both somewhat by design, but is mostly because we rely on volunteers to do the work of policing.<text:line-break/><text:line-break/><text:line-break/><text:span text:style-name="T2">&gt; * What are the issues, hurdles you have faced? Traps, lessons?</text:span><text:line-break/><text:line-break/>The biggest issue is education - both of corporations - that open source does not include a tradmeark license - but mostly of our own project contributors. We have projects who are so focused on technology that they don't pay attention to their brand other than trying to pick a cool name. <text:s/></text:p>
      <text:p text:style-name="P1">Even for project contributors who do care about and pay attention to third party uses of their brand, it's a huge issue ensuring that they focus on infringements that matter, and not get upset about bad software reviews or uses they don't like, but are really nominative use.<text:line-break/><text:line-break/>Having projects full of software engineers, they want <text:s/>trademark law to be as simple as a code compiler, where eventually every question has a single right or wrong answer, and there's a simple way to find that answer.. They don't understand when I say "It depends" to the question if something's a problem or not.<text:line-break/><text:line-break/>So education - both teaching our 5000 committers what kinds of use are infringing - or might not be infringing, but are still not good - versus completely fine uses is critical. <text:line-break/></text:p>
      <text:p text:style-name="P1">One unique issue is that Apache project communities are explicitly flat: decisions are made by consensus, and all members of a project get one equal vote – everyone is a peer. <text:s/>So when we do need to provide permissions or call companies out on infringements, it's really hard to explainthat not just any committer can grant legal permisisons for a trademark, but that it *really* needs to be me or the Vice President of the project.</text:p>
      <text:p text:style-name="P1">I don't worry about the big companies. I worry about the small VC funded companies chasing marketshare above all else. They don't care about reputation, so they're harder to make comply. <text:s/>Big companies have lawyers, and I typically once I get to the right person, a big company will respect our brand.<text:line-break/><text:line-break/><text:line-break/><text:span text:style-name="T2"> ---- * What are the best ways for dispute resolution? ----</text:span><text:line-break/><text:line-break/>I feel like I could write a whole presentation on just dispute resolution! <text:line-break/><text:line-break/>- Private contact</text:p>
      <text:list xml:id="list1831314445901370896" text:style-name="L2">
        <text:list-item>
          <text:p text:style-name="P2">Sound professional and firm, but polite</text:p>
        </text:list-item>
        <text:list-item>
          <text:p text:style-name="P2">be specific<text:line-break/>- Assume ignorance rather than malice<text:line-break/>- Use titles<text:line-break/>- Patience and plan on escalation if needed<text:line-break/><text:line-break/>The ASF seeks to avoid the courts if at all possible. Along with the expense and uncertainty, as a non-profit we need to consider the public image. Outside the courts, we can play most infringements as a big bad corporate bully against the beloved Apache software. <text:line-break/><text:line-break/><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ne Curcuru</meta:initial-creator>
    <meta:creation-date>2015-10-29T17:08:12</meta:creation-date>
    <dc:date>2015-10-30T07:27:13</dc:date>
    <dc:creator>Shane Curcuru</dc:creator>
    <meta:editing-duration>PT14H19M3S</meta:editing-duration>
    <meta:editing-cycles>11</meta:editing-cycles>
    <meta:generator>OpenOffice/4.1.1$Unix OpenOffice.org_project/411m6$Build-9775</meta:generator>
    <meta:document-statistic meta:table-count="0" meta:image-count="0" meta:object-count="0" meta:page-count="1" meta:paragraph-count="17" meta:word-count="1518" meta:character-count="9063"/>
  </office:meta>
</office:document-meta>
</file>